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padding="0.074cm" fo:border-left="none" fo:border-right="none" fo:border-top="none" fo:border-bottom="0.002cm solid #000000" style:join-border="false"/>
    </style:style>
    <style:style style:name="P3" style:family="paragraph" style:parent-style-name="Standard" style:list-style-name="L1"/>
    <style:style style:name="P4" style:family="paragraph" style:parent-style-name="Standard">
      <style:text-properties fo:language="fr" fo:country="FR"/>
    </style:style>
    <style:style style:name="P5" style:family="paragraph" style:parent-style-name="Standard" style:list-style-name="L2">
      <style:text-properties fo:language="fr" fo:country="FR"/>
    </style:style>
    <style:style style:name="P6" style:family="paragraph" style:parent-style-name="Standard" style:list-style-name="L3">
      <style:text-properties fo:language="fr" fo:country="FR"/>
    </style:style>
    <style:style style:name="T1"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age Numérique 3ieme année.</text:p>
      <text:p text:style-name="Standard"/>
      <text:p text:style-name="Standard">Mr Franck.</text:p>
      <text:p text:style-name="Standard">Email : <text:s/></text:p>
      <text:p text:style-name="Standard"/>
      <text:list xml:id="list8470646456631623736" text:style-name="L1">
        <text:list-item>
          <text:p text:style-name="P3"> : Edmond couchot. <text:span text:style-name="T1">Livre -</text:span> <text:span text:style-name="T1">Arts réseaux et médias.</text:span></text:p>
        </text:list-item>
      </text:list>
      <text:p text:style-name="Standard"/>
      <text:p text:style-name="Standard">Les médias sont des moyens de communications fondamentaux mais, principaux, ne laissant aucunes autres formes de communication passer. </text:p>
      <text:p text:style-name="Standard">Les médias se transforme en art et le son devient aussi une forme d'art.</text:p>
      <text:p text:style-name="Standard">L'application de l'art sur les médias devient l'art de la communication.</text:p>
      <text:p text:style-name="Standard">L'image numérique est d'abord une simulation du réel, et non plus une reproduction optique.</text:p>
      <text:p text:style-name="Standard">Elle simule l'objet, le réel. </text:p>
      <text:p text:style-name="P1">Confusion avec le monde de l'art et le média, et aussi avec les objets de consommation de l'époque. </text:p>
      <text:p text:style-name="Standard">Caractéristiques de l'image numérique : </text:p>
      <text:list xml:id="list2448399211548180059" text:style-name="L2">
        <text:list-item>
          <text:list>
            <text:list-item>
              <text:list>
                <text:list-item>
                  <text:list>
                    <text:list-item>
                      <text:list>
                        <text:list-item>
                          <text:list>
                            <text:list-item>
                              <text:list>
                                <text:list-item>
                                  <text:list>
                                    <text:list-item>
                                      <text:list>
                                        <text:list-item>
                                          <text:list>
                                            <text:list-item>
                                              <text:p text:style-name="P5">C'est une image-matrice capable de créer elle-même car elle est intimement solidaire des circuits de l'ordinateur et du programme qui la génère.</text:p>
                                              <text:p text:style-name="P5">Simulation du réel et pas juste de l'optique.</text:p>
                                              <text:p text:style-name="P5">Elle n'a pas de lieu.</text:p>
                                            </text:list-item>
                                          </text:list>
                                        </text:list-item>
                                      </text:list>
                                    </text:list-item>
                                  </text:list>
                                </text:list-item>
                              </text:list>
                            </text:list-item>
                          </text:list>
                        </text:list-item>
                      </text:list>
                    </text:list-item>
                  </text:list>
                </text:list-item>
              </text:list>
            </text:list-item>
          </text:list>
        </text:list-item>
      </text:list>
      <text:list xml:id="list8115912910845945839" text:style-name="L3">
        <text:list-item>
          <text:list>
            <text:list-item>
              <text:list>
                <text:list-item>
                  <text:list>
                    <text:list-item>
                      <text:list>
                        <text:list-item>
                          <text:list>
                            <text:list-item>
                              <text:list>
                                <text:list-item>
                                  <text:list>
                                    <text:list-item>
                                      <text:list>
                                        <text:list-item>
                                          <text:list>
                                            <text:list-item>
                                              <text:p text:style-name="P6">L'image numérique tient dans son rapport au langage. Le langage programmatique opère comme une sorte de relais entre les intentions de l'auteur et l'image mais aussi entre l'image et l'objet à figurer.</text:p>
                                            </text:list-item>
                                            <text:list-item>
                                              <text:p text:style-name="P6">L'image à une faculté à se voir sur un mode nouveau, une modification de ses formes, elle dure un certain temps. L'interactivité peut être simple ou très complexe. Cette image on peut la toucher, la manipuler, la pénétrer, elle nous obéit au doigt et à l’œil, elle répond dans certains cas à la voix.</text:p>
                                            </text:list-item>
                                          </text:list>
                                        </text:list-item>
                                      </text:list>
                                    </text:list-item>
                                  </text:list>
                                </text:list-item>
                              </text:list>
                            </text:list-item>
                          </text:list>
                        </text:list-item>
                      </text:list>
                    </text:list-item>
                  </text:list>
                </text:list-item>
              </text:list>
            </text:list-item>
          </text:list>
        </text:list-item>
      </text:list>
      <text:p text:style-name="P1">L'image est devenue un univers immédiatement accessible au sein duquel le regardeur a le loisir de pénétrer, d'aller et venir et de laisser sa trace. Constamment modifiable et modifiée.</text:p>
      <text:p text:style-name="P1">Elle n'a pas de lieu.</text:p>
      <text:p text:style-name="P1"/>
      <text:p text:style-name="P1">Couchot dit qu'on est plus dans un modèle linéaire → Tout fait réseau</text:p>
      <text:p text:style-name="P1"/>
      <text:p text:style-name="P1">Émetteur → Message/Media → Destinataire → Reviens à émetteur</text:p>
      <text:p text:style-name="P1"/>
      <text:p text:style-name="P1">L'image ne devient plus un média mais les médias se mix entre eux. Un brassage de média, il est du coup plus pertinent de parler de nouvelles technologies de l’immédiateté, de médias. Des images organiques ou l'auteur devient message et message devient lui-même auteur, ainsi que le visiteur.</text:p>
      <text:p text:style-name="P1"/>
      <text:p text:style-name="P1">Grâce à ses médias le but de chacun n'est plus de communiquer. C'est de commuter, de muter ensemble, de se connecter, de se brancher. Multiplier ses identités, vivre sur plusieurs plans en même temps, changer d'identité à souhaits, se connecter sur des mondes parallèles.</text:p>
      <text:p text:style-name="P1"/>
      <text:p text:style-name="P1">La perception du temps elle aussi en est affectée ; le temps des Immédiats qu'on pourrait appeler « Uchronique » et qui correspond à l'image utopique. Non temporel et non lieu.</text:p>
      <text:p text:style-name="P1"/>
      <text:p text:style-name="P1">On parle enfin d'art hybride, ce qui est encore flou à l'heure actuelle.</text:p>
      <text:p text:style-name="P1"/>
      <text:p text:style-name="P1">Wittgenstein : « Le sens, c'est ce qui sert », mais « le sens, c'est ce qui change ».</text:p>
      <text:p text:style-name="P1"><text:soft-page-break/>Co-présences d'images et d'intéractions – Anne Marie Morice 2008 – Arts numériques – musique et culture digital.</text:p>
      <text:p text:style-name="P1"/>
      <text:p text:style-name="P1">Le numérique n'est plus un phénomène hors du commun. Il n'est donc pas forcément un progrès mais parfois l'inverse.</text:p>
      <text:p text:style-name="P1"/>
      <text:p text:style-name="P1">Ce demander si cet emploi participe à des nouvelles formes artistiques, voire à une nouvelle façon d'appréhender l'art et de le partager socialement.</text:p>
      <text:p text:style-name="P1"/>
      <text:p text:style-name="P1">L'image et l'installation.</text:p>
      <text:p text:style-name="P1"/>
      <text:p text:style-name="P1">L'image participe à l'économie tout en restant un support privilégié de recherche artistique.</text:p>
      <text:p text:style-name="P1">Ces « nouvelles images » semblent avoir perdu leur pouvoir instituant. Elle deviennent des transimages car elle traverse et sont traversées par les différents genres et formes qu'elles empruntent.</text:p>
      <text:p text:style-name="P1">Certaints sont tentés de revenir à un minimalisme des représentations. D'autres au contraire vont rompre avec le fil ténu de l'origine et au contraire travailler sur l'illusion, le simulacre, le masque, la transformation.</text:p>
      <text:p text:style-name="P1">Donnée deviennent des œuvres.</text:p>
      <text:p text:style-name="P1"/>
      <text:p text:style-name="P1">Brigitte Zieger. </text:p>
      <text:p text:style-name="P1">FLUX – Binary Waves – Sculture cybernétique, intelligente et sensible.</text:p>
      <text:p text:style-name="P1"/>
      <text:p text:style-name="P1">Des installations qui interagissent avec leur espace. Cela relie les uns au autres et nous « exposent » au détriment parfois de notre sphère privée.</text:p>
      <text:p text:style-name="P1"/>
      <text:p text:style-name="P1">Cela renforce le texte de couchot → renforce le fait qu'il avait rais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Jean Jacques Gay – L'écran démoniaque.</text:p>
      <text:p text:style-name="P1"/>
      <text:p text:style-name="P1">L'écrivain est le premier lecteur, le réalisateur est le premier spectateur</text:p>
      <text:p text:style-name="P1"/>
      <text:p text:style-name="P1">Question : est ce que le cinéma peut rendre le spectateur acteur ?</text:p>
      <text:p text:style-name="P1"/>
      <text:p text:style-name="P1">Jean-Luc Godard se confronte physiquement à l'écran. Il interroge le cinéma en faisant du cinéma.</text:p>
      <text:p text:style-name="P1">Un autre bien connu qui interroge c'est Hitchcock. Parlant lui de l'importance de la salle du cinéma, enfermé dans un procédé immersif.</text:p>
      <text:p text:style-name="P1"/>
      <text:p text:style-name="P1">On regarde des films qu'on ne désire pas.</text:p>
      <text:p text:style-name="P1"/>
      <text:p text:style-name="P1">Maurice Benayoun - cosmopolis</text:p>
      <text:p text:style-name="P1"/>
      <text:p text:style-name="P1">Il est perdu dans un monde d'image, il veut en prendre plein la vue.</text:p>
      <text:p text:style-name="P1"/>
      <text:p text:style-name="P1">On parle aussi d'immersion.</text:p>
      <text:p text:style-name="P1"/>
      <text:p text:style-name="P1">Le rapport entre une représentation et le passage à tout autre chose. Les représentations n'ont plus de son, elles ne deviennent plus rien. Plus on entre dans l'image plus on la fige. Thierry Knacky. (attention ce n'est pas un flim sur thierry knacky que nous avions visionné, c'est d'un autre Thierry, merci.) </text:p>
      <text:p text:style-name="P1"/>
      <text:p text:style-name="P1">Spectateur Augmenté !!</text:p>
      <text:p text:style-name="P1">Projection contemporaine, le spectateur doit donner de sa personne.</text:p>
      <text:p text:style-name="P1">Alain Fleisher .</text:p>
      <text:p text:style-name="P1"/>
      <text:p text:style-name="P1"/>
      <text:p text:style-name="P1"/>
      <text:p text:style-name="P1">Five in two one – 2</text:p>
      <text:p text:style-name="P1"/>
      <text:p text:style-name="P1">Jeff Itch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5-11-2016</text:p>
      <text:p text:style-name="P1"/>
      <text:p text:style-name="P1">Vendredi 25 journée forum – Vice Versa 3 – RTBF Liège 9h – 18h</text:p>
      <text:p text:style-name="P1">apres gare prendre bus traverser deux pont et on y est. </text:p>
      <text:p text:style-name="P1">Rester jusqu'à la fin. S'il vous plait.</text:p>
      <text:p text:style-name="P1"/>
      <text:p text:style-name="P1"/>
      <text:p text:style-name="P1">Le beau numérique – Byung-Chulhan « Sauvons le beau l'esthétique à l'ère numérique ».</text:p>
      <text:p text:style-name="P1"/>
      <text:p text:style-name="P1"/>
      <text:p text:style-name="P1"/>
      <text:p text:style-name="P1">Un interstice impalpable les mutations de l'espace théatral opérées par les technologies numériques</text:p>
      <text:p text:style-name="P1"/>
      <text:p text:style-name="P1">Les performances de danse et de théatre ont lieu dans des endroits différents ou part des formes différentes.</text:p>
      <text:p text:style-name="P1">Les technologies transforment le théatre comme un lieu physique mais aussi voir comment celles-ci ont permis d'inventer de nouveaux lieux de la représentation des putes à clic.</text:p>
      <text:p text:style-name="P1">Tout espace peut être décrit avec des référents objectifs tel que ses mensurations, ses couleurs, son positionnement géographique mais, également avec des référents intimement liés à celui qui l'observe tel que les signes, les émotions, les souvenirs, les associations qu'il suscite chez lui, comment il s'y situe, comment il le traverse. </text:p>
      <text:p text:style-name="P1">Un espace ordinal géométrique (topos), un espace que l'on mesure et un espace investi, un espace vécu (le lieu) une étendue que l'on respire.</text:p>
      <text:p text:style-name="P1">Les gestes du perfomeur permettent aussi par le biais des interfaces numériques de le modifier physiquement ouvrant une nouvelle relation entre l'artiste, le spectateur et un espace. </text:p>
      <text:p text:style-name="P1">Intéragir avec la structure physique.</text:p>
      <text:p text:style-name="P1">Scène numérique devient un ordinateur, grace au support numérique tel qu'internet ou à certain support hors ligne.</text:p>
      <text:p text:style-name="P1">On entre dans le terme de la jouabilité de la performance.</text:p>
      <text:p text:style-name="P1">Michel Foucault. Hétérotyp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0T08:20:43.51</meta:creation-date>
    <dc:date>2016-11-15T10:02:48.08</dc:date>
    <meta:editing-duration>PT7H7M55S</meta:editing-duration>
    <meta:editing-cycles>17</meta:editing-cycles>
    <meta:generator>OpenOffice/4.1.2$Win32 OpenOffice.org_project/412m3$Build-9782</meta:generator>
    <meta:document-statistic meta:table-count="0" meta:image-count="0" meta:object-count="0" meta:page-count="4" meta:paragraph-count="67" meta:word-count="1044" meta:character-count="6392"/>
  </office:meta>
</office:document-meta>
</file>